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language="en" fo:country="US"/>
    </style:style>
    <style:style style:name="P5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6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officeooo:paragraph-rsid="001ce5f6" style:font-weight-asian="normal" style:font-weight-complex="normal"/>
    </style:style>
    <style:style style:name="P8" style:family="paragraph" style:parent-style-name="Text_20_body" style:list-style-name="L2">
      <style:text-properties fo:language="en" fo:country="US" style:text-underline-style="none" fo:font-weight="normal" officeooo:rsid="001ce5f6" officeooo:paragraph-rsid="001ce5f6" style:font-weight-asian="normal" style:font-weight-complex="normal"/>
    </style:style>
    <style:style style:name="P9" style:family="paragraph" style:parent-style-name="Text_20_body">
      <style:text-properties fo:language="en" fo:country="US" style:text-underline-style="solid" style:text-underline-width="auto" style:text-underline-color="font-color" fo:font-weight="normal" officeooo:paragraph-rsid="0019fd7b" style:font-weight-asian="normal" style:font-weight-complex="normal"/>
    </style:style>
    <style:style style:name="P10" style:family="paragraph" style:parent-style-name="Text_20_body" style:list-style-name="L1">
      <style:text-properties fo:font-weight="normal" style:font-weight-asian="normal" style:font-weight-complex="normal"/>
    </style:style>
    <style:style style:name="P11" style:family="paragraph" style:parent-style-name="Text_20_body" style:list-style-name="L2"/>
    <style:style style:name="P12" style:family="paragraph" style:parent-style-name="Text_20_body">
      <style:text-properties style:text-underline-style="solid" style:text-underline-width="auto" style:text-underline-color="font-color" officeooo:paragraph-rsid="0019fd7b"/>
    </style:style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style:style style:name="T4" style:family="text">
      <style:text-properties officeooo:rsid="0019fd7b"/>
    </style:style>
    <style:style style:name="T5" style:family="text">
      <style:text-properties officeooo:rsid="001b6d8c"/>
    </style:style>
    <style:style style:name="T6" style:family="text">
      <style:text-properties officeooo:rsid="001ce5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2">Data – <text:bookmark-start text:name="__DdeLink__22_86742519"/>fMRI function connectivity matrices 90x90, 203 subjects - 112 <text:span text:style-name="T4">patients</text:span>, 91 <text:bookmark-end text:name="__DdeLink__22_86742519"/><text:span text:style-name="T4">volunteers</text:span></text:p>
      <text:p text:style-name="Text_20_body">LOO performances:</text:p>
      <text:list xml:id="list1771474595578135706" text:style-name="L1">
        <text:list-item>
          <text:p text:style-name="P3">MATLAB classification forest </text:p>
          <text:list>
            <text:list-item>
              <text:p text:style-name="P3">(default settings) – 10 trees: 64,53%; <text:span text:style-name="T1">11 trees: 66,01%; </text:span>100 trees 69,46%; 1000 trees 70,94%</text:p>
            </text:list-item>
            <text:list-item>
              <text:p text:style-name="P3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4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4">Stump forest </text:p>
          <text:list>
            <text:list-item>
              <text:p text:style-name="P4">Stump trees (11): 58,13%</text:p>
            </text:list-item>
            <text:list-item>
              <text:p text:style-name="P4">Linear trees (11): 66,01%</text:p>
            </text:list-item>
          </text:list>
        </text:list-item>
        <text:list-item>
          <text:p text:style-name="P4">Linear tree forest (11): </text:p>
          <text:list>
            <text:list-item>
              <text:p text:style-name="P4">(maxSplits = 25): 69,95%</text:p>
            </text:list-item>
            <text:list-item>
              <text:p text:style-name="P4">(maxSplits = 'all'): 72,91%</text:p>
            </text:list-item>
          </text:list>
        </text:list-item>
        <text:list-item>
          <text:p text:style-name="P3">PCA → LDA (20 features): 75%</text:p>
        </text:list-item>
        <text:list-item>
          <text:p text:style-name="P3">SVM</text:p>
          <text:list>
            <text:list-item>
              <text:p text:style-name="P3">(r): <text:span text:style-name="T1">73</text:span>%</text:p>
            </text:list-item>
            <text:list-item>
              <text:p text:style-name="P3">(MATLAB): 77,34%</text:p>
            </text:list-item>
          </text:list>
        </text:list-item>
        <text:list-item>
          <text:p text:style-name="P3">RDA: 100%</text:p>
        </text:list-item>
      </text:list>
      <text:p text:style-name="P12">Data - fMRI structure connectivity matrices 90x90, 203 subjects - 112 <text:span text:style-name="T4">patients</text:span>, 91 <text:span text:style-name="T4">volunteers</text:span></text:p>
      <text:p text:style-name="Text_20_body">LOO performaces:</text:p>
      <text:list xml:id="list122825304736234" text:continue-numbering="true" text:style-name="L1">
        <text:list-item>
          <text:p text:style-name="P10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5"><text:span text:style-name="T1">Stump forest (11 trees – primitive version): 5</text:span>7,14<text:span text:style-name="T1">%</text:span></text:p>
        </text:list-item>
        <text:list-item>
          <text:p text:style-name="P5">SVM: 57%</text:p>
        </text:list-item>
        <text:list-item>
          <text:p text:style-name="P5">RDA: 67%</text:p>
        </text:list-item>
      </text:list>
      <text:p text:style-name="P9">Data – <text:bookmark-start text:name="__DdeLink__22_867425191"/>fMRI function connectivity matrices 88x88, 190 subjects - <text:bookmark-end text:name="__DdeLink__22_867425191"/>1<text:span text:style-name="T4">00</text:span> <text:span text:style-name="T4">patients</text:span>, 9<text:span text:style-name="T4">0 volunteers</text:span></text:p>
      <text:p text:style-name="P1">LOO performaces:</text:p>
      <text:list xml:id="list8026140875687756447" text:style-name="L2">
        <text:list-item>
          <text:p text:style-name="P11">MATLAB classification forest </text:p>
          <text:list>
            <text:list-item>
              <text:p text:style-name="P6"><text:soft-page-break/>(default settings) – 11 trees: 66,74%</text:p>
            </text:list-item>
          </text:list>
        </text:list-item>
        <text:list-item>
          <text:p text:style-name="P6">MATLAB classification tree</text:p>
          <text:list>
            <text:list-item>
              <text:p text:style-name="P6">(default settings): 58,42%</text:p>
            </text:list-item>
          </text:list>
        </text:list-item>
        <text:list-item>
          <text:p text:style-name="P6">Linear tree forest (11t): <text:bookmark text:name="__DdeLink__62_1228293541"/></text:p>
          <text:list>
            <text:list-item>
              <text:p text:style-name="P6">(default): 71,21%</text:p>
            </text:list-item>
            <text:list-item>
              <text:p text:style-name="P6">(PCA 20ft.): 73,26%</text:p>
            </text:list-item>
            <text:list-item>
              <text:p text:style-name="P6">(maxSplit=10, boosting): 74,21%</text:p>
            </text:list-item>
            <text:list-item>
              <text:p text:style-name="P6">(SVM): 75,74%</text:p>
            </text:list-item>
          </text:list>
        </text:list-item>
        <text:list-item>
          <text:p text:style-name="P6">Linear tree forest (11t, maxSplits = Inf)</text:p>
          <text:list>
            <text:list-item>
              <text:p text:style-name="P6">(distance = Inf): 67,63%</text:p>
            </text:list-item>
            <text:list-item>
              <text:p text:style-name="P6">(distance = 1): 66,37%</text:p>
            </text:list-item>
            <text:list-item>
              <text:p text:style-name="P6">(distance = 'mahal'): 71,53%</text:p>
            </text:list-item>
          </text:list>
        </text:list-item>
        <text:list-item>
          <text:p text:style-name="P7">Linear tree</text:p>
          <text:list>
            <text:list-item>
              <text:p text:style-name="P6">(default): 72,11%</text:p>
            </text:list-item>
            <text:list-item>
              <text:p text:style-name="P6">(PCA 20ft.): 70,53%</text:p>
            </text:list-item>
            <text:list-item>
              <text:p text:style-name="P6">(distance = 'mahal'): 70,00%</text:p>
            </text:list-item>
            <text:list-item>
              <text:p text:style-name="P6">(distance = 'mahal', PCA 20ft.): 71,58%</text:p>
            </text:list-item>
          </text:list>
        </text:list-item>
        <text:list-item>
          <text:p text:style-name="P6">SVM tree: 72,63%</text:p>
        </text:list-item>
        <text:list-item>
          <text:p text:style-name="P6">SVM</text:p>
          <text:list>
            <text:list-item>
              <text:p text:style-name="P6">(default settings – linear): 72,63%</text:p>
            </text:list-item>
            <text:list-item>
              <text:p text:style-name="P6">(linear, autoscale = false): 74,74%</text:p>
            </text:list-item>
            <text:list-item>
              <text:p text:style-name="P6">(quadratic): 64,74%</text:p>
            </text:list-item>
            <text:list-item>
              <text:p text:style-name="P6">(quadratic, autoscale = false): 75,26%</text:p>
            </text:list-item>
            <text:list-item>
              <text:p text:style-name="P6">(polynomial): 14,74% (3<text:span text:style-name="T3">rd</text:span> order), higher orders did not converge</text:p>
            </text:list-item>
            <text:list-item>
              <text:p text:style-name="P6">(polynomial, autoscale = false): 47,89% (3<text:span text:style-name="T3">rd</text:span> order), 52,62% (higher orders)</text:p>
            </text:list-item>
            <text:list-item>
              <text:p text:style-name="P6">(RBF, sigma = 42): 78,42%</text:p>
            </text:list-item>
            <text:list-item>
              <text:p text:style-name="P6">(RBF, sigma = 7, autoscale = false): 77,37%</text:p>
            </text:list-item>
            <text:list-item>
              <text:p text:style-name="P6">(default MLP): 49,47%</text:p>
            </text:list-item>
            <text:list-item>
              <text:p text:style-name="P6">(MLP, autoscale = false): 52,63%</text:p>
            </text:list-item>
          </text:list>
        </text:list-item>
        <text:list-item>
          <text:p text:style-name="P6"><text:soft-page-break/>KNN</text:p>
          <text:list>
            <text:list-item>
              <text:p text:style-name="P6">(default – k=1,'euclidean','nearest'): 60,00%</text:p>
            </text:list-item>
            <text:list-item>
              <text:p text:style-name="P6">(k=3,'euclidean','nearest'): 66,32%</text:p>
            </text:list-item>
          </text:list>
        </text:list-item>
        <text:list-item>
          <text:p text:style-name="P6">kendall (200 ft.) + KNN</text:p>
          <text:list>
            <text:list-item>
              <text:p text:style-name="P6">(k=3,'euclidean','nearest'): 64,74%</text:p>
            </text:list-item>
          </text:list>
        </text:list-item>
        <text:list-item>
          <text:p text:style-name="P6">LLC – works badly without dimension reduction</text:p>
          <text:list>
            <text:list-item>
              <text:p text:style-name="P6">(<text:span text:style-name="T5">PCA </text:span>20 ft.): 74,21%</text:p>
            </text:list-item>
            <text:list-item>
              <text:p text:style-name="P6">(<text:span text:style-name="T5">PCA </text:span>50 ft.): 75,<text:span text:style-name="T2">26</text:span>% (convergence problems)</text:p>
            </text:list-item>
            <text:list-item>
              <text:p text:style-name="P6">(<text:span text:style-name="T5">PCA </text:span>75 ft.): 70,53% (convergence problems)</text:p>
            </text:list-item>
          </text:list>
        </text:list-item>
        <text:list-item>
          <text:p text:style-name="P6"><text:span text:style-name="T5">LDA</text:span> – linear</text:p>
          <text:list>
            <text:list-item>
              <text:p text:style-name="P6">(default): 67,37%</text:p>
            </text:list-item>
            <text:list-item>
              <text:p text:style-name="P6">(PCA 20ft.): 74,21%</text:p>
            </text:list-item>
          </text:list>
        </text:list-item>
        <text:list-item>
          <text:p text:style-name="P8">Naive Bayes</text:p>
          <text:list>
            <text:list-item>
              <text:p text:style-name="P8">(default): 67,37%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7:40.668193192</meta:creation-date>
    <dc:date>2015-09-02T12:28:23.604561176</dc:date>
    <meta:editing-duration>P2DT21H59M37S</meta:editing-duration>
    <meta:editing-cycles>52</meta:editing-cycles>
    <meta:generator>LibreOffice/4.2.8.2$Linux_X86_64 LibreOffice_project/420m0$Build-2</meta:generator>
    <meta:document-statistic meta:table-count="0" meta:image-count="0" meta:object-count="0" meta:page-count="3" meta:paragraph-count="70" meta:word-count="394" meta:character-count="2466" meta:non-whitespace-character-count="2191"/>
  </office:meta>
</office:document-meta>
</file>